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80b2" officeooo:paragraph-rsid="000680b2" style:font-size-asian="12.25pt" style:font-size-complex="14pt"/>
    </style:style>
    <style:style style:name="P2" style:family="paragraph" style:parent-style-name="Standard">
      <style:text-properties fo:font-size="14pt" officeooo:rsid="0009a126" officeooo:paragraph-rsid="0009a126" style:font-size-asian="12.25pt" style:font-size-complex="14pt"/>
    </style:style>
    <style:style style:name="P3" style:family="paragraph" style:parent-style-name="Standard">
      <style:text-properties fo:font-size="14pt" officeooo:rsid="000dc39d" officeooo:paragraph-rsid="000dc39d" style:font-size-asian="12.25pt" style:font-size-complex="14pt"/>
    </style:style>
    <style:style style:name="P4" style:family="paragraph" style:parent-style-name="Standard">
      <style:text-properties fo:font-size="14pt" officeooo:rsid="000e5f55" officeooo:paragraph-rsid="000e5f55" style:font-size-asian="12.25pt" style:font-size-complex="14pt"/>
    </style:style>
    <style:style style:name="P5" style:family="paragraph" style:parent-style-name="Standard">
      <style:text-properties fo:font-size="14pt" officeooo:rsid="000f2f02" officeooo:paragraph-rsid="000dc39d" style:font-size-asian="12.25pt" style:font-size-complex="14pt"/>
    </style:style>
    <style:style style:name="P6" style:family="paragraph" style:parent-style-name="Standard">
      <style:text-properties fo:font-size="14pt" officeooo:rsid="0010d5de" officeooo:paragraph-rsid="0010d5de" style:font-size-asian="12.25pt" style:font-size-complex="14pt"/>
    </style:style>
    <style:style style:name="P7" style:family="paragraph" style:parent-style-name="Standard">
      <style:text-properties fo:font-size="14pt" officeooo:rsid="00119419" officeooo:paragraph-rsid="00119419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76812" officeooo:paragraph-rsid="00076812" style:font-size-asian="12.25pt" style:font-weight-asian="bold" style:font-size-complex="14pt" style:font-weight-complex="bold"/>
    </style:style>
    <style:style style:name="T1" style:family="text">
      <style:text-properties officeooo:rsid="00076812"/>
    </style:style>
    <style:style style:name="T2" style:family="text">
      <style:text-properties officeooo:rsid="0008326c"/>
    </style:style>
    <style:style style:name="T3" style:family="text">
      <style:text-properties officeooo:rsid="0009a126"/>
    </style:style>
    <style:style style:name="T4" style:family="text">
      <style:text-properties officeooo:rsid="0009f9eb"/>
    </style:style>
    <style:style style:name="T5" style:family="text">
      <style:text-properties officeooo:rsid="000a42b9"/>
    </style:style>
    <style:style style:name="T6" style:family="text">
      <style:text-properties officeooo:rsid="000a5976"/>
    </style:style>
    <style:style style:name="T7" style:family="text">
      <style:text-properties officeooo:rsid="000b60bd"/>
    </style:style>
    <style:style style:name="T8" style:family="text">
      <style:text-properties officeooo:rsid="000c23f1"/>
    </style:style>
    <style:style style:name="T9" style:family="text">
      <style:text-properties officeooo:rsid="0011b3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ynamiques territoriales, coop<text:span text:style-name="T2">érations et tensions dans la mondialisation</text:span><text:span text:style-name="T3">s</text:span></text:p>
      <text:p text:style-name="P1"/>
      <text:p text:style-name="P1"><text:span text:style-name="T3">1. </text:span>Si la mongolie reste un territoire en marge de la mondialisation, la métropole d’oulan-bator est un territoire relativement bien intégré à la mondialisation. <text:span text:style-name="T1">Dans la métropole d’oulan-bator certain quartier sont bien intégrer (ex: le quartier d’affaire) et d’autre sont à la marge. </text:span></text:p>
      <text:p text:style-name="P1"/>
      <text:p text:style-name="P2">2. Les pays developpées et indistrualisé du nord sont les pays de la triade <text:span text:style-name="T4">(Amérique du nord, Europe, Asie de l’est)</text:span>, <text:span text:style-name="T4">les puissances émergentes (BRICS), </text:span><text:span text:style-name="T5">les pays exportateurs de pétroles </text:span><text:span text:style-name="T6">notement ceux du golf, </text:span><text:span text:style-name="T7">les pays ateliers, </text:span><text:span text:style-name="T8">les grandes métropoles, les mégalopoles</text:span><text:span text:style-name="T6">.</text:span></text:p>
      <text:p text:style-name="P2"/>
      <text:p text:style-name="P3">Les façades nord-est des états-unis, façade maritimes de l’union européenne, et la frontière américano mexicaines.</text:p>
      <text:p text:style-name="P3"/>
      <text:p text:style-name="P3">3. Les territoires en marges sont les pays subsaharien, les banlieux et bidonville de certaines métropoles.</text:p>
      <text:p text:style-name="P5"/>
      <text:p text:style-name="P6">Exercice 1 – Etude d’une carte</text:p>
      <text:p text:style-name="P6"/>
      <text:p text:style-name="P6">L’Inde est une puissances émergentes</text:p>
      <text:p text:style-name="P6"/>
      <text:p text:style-name="P7">L’archipel mégalopolitin mondiale est formés des quatres villes mondiales qui sont au centres de mégalopoles mais aussi de mégalopoles en construction, cette archipel qu’on appelle l’AMM <text:span text:style-name="T9">fonctionne en réseau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0:07:10.014691163</meta:creation-date>
    <dc:date>2023-04-11T11:22:05.665942751</dc:date>
    <meta:editing-duration>PT1H14M48S</meta:editing-duration>
    <meta:editing-cycles>16</meta:editing-cycles>
    <meta:generator>LibreOffice/7.5.1.2$Linux_X86_64 LibreOffice_project/50$Build-2</meta:generator>
    <meta:document-statistic meta:table-count="0" meta:image-count="0" meta:object-count="0" meta:page-count="1" meta:paragraph-count="8" meta:word-count="163" meta:character-count="1124" meta:non-whitespace-character-count="967"/>
  </office:meta>
</office:document-meta>
</file>